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30c04" officeooo:paragraph-rsid="00030c04"/>
    </style:style>
    <style:style style:name="P2" style:family="paragraph" style:parent-style-name="Standard">
      <style:text-properties officeooo:rsid="00030c04" officeooo:paragraph-rsid="000cf607"/>
    </style:style>
    <style:style style:name="P3" style:family="paragraph" style:parent-style-name="Standard">
      <style:text-properties officeooo:rsid="00047de2" officeooo:paragraph-rsid="00047de2"/>
    </style:style>
    <style:style style:name="P4" style:family="paragraph" style:parent-style-name="Standard">
      <style:text-properties officeooo:rsid="000598b1" officeooo:paragraph-rsid="000598b1"/>
    </style:style>
    <style:style style:name="P5" style:family="paragraph" style:parent-style-name="Standard">
      <style:text-properties officeooo:rsid="000598b1" officeooo:paragraph-rsid="002a1135"/>
    </style:style>
    <style:style style:name="P6" style:family="paragraph" style:parent-style-name="Standard">
      <style:text-properties officeooo:rsid="000a5820" officeooo:paragraph-rsid="000a5820"/>
    </style:style>
    <style:style style:name="P7" style:family="paragraph" style:parent-style-name="Standard">
      <style:text-properties officeooo:rsid="000b3572" officeooo:paragraph-rsid="000b3572"/>
    </style:style>
    <style:style style:name="P8" style:family="paragraph" style:parent-style-name="Standard">
      <style:paragraph-properties fo:text-align="center" style:justify-single-word="false"/>
      <style:text-properties fo:font-size="14pt" fo:font-weight="bold" officeooo:rsid="00030c04" officeooo:paragraph-rsid="00030c04" style:font-size-asian="14pt" style:font-weight-asian="bold" style:font-size-complex="14pt" style:font-weight-complex="bold"/>
    </style:style>
    <style:style style:name="P9" style:family="paragraph" style:parent-style-name="Standard">
      <style:paragraph-properties fo:text-align="center" style:justify-single-word="false" fo:break-before="page"/>
      <style:text-properties fo:font-size="14pt" fo:font-weight="bold" officeooo:rsid="00270494" officeooo:paragraph-rsid="00270494" style:font-size-asian="14pt" style:font-weight-asian="bold" style:font-size-complex="14pt" style:font-weight-complex="bold"/>
    </style:style>
    <style:style style:name="P10" style:family="paragraph" style:parent-style-name="Standard">
      <style:text-properties officeooo:rsid="00137152" officeooo:paragraph-rsid="00137152"/>
    </style:style>
    <style:style style:name="P11" style:family="paragraph" style:parent-style-name="Standard">
      <style:text-properties officeooo:rsid="00154af9" officeooo:paragraph-rsid="00154af9"/>
    </style:style>
    <style:style style:name="P12" style:family="paragraph" style:parent-style-name="Standard">
      <style:text-properties officeooo:rsid="00158043" officeooo:paragraph-rsid="00158043"/>
    </style:style>
    <style:style style:name="P13" style:family="paragraph" style:parent-style-name="Standard">
      <style:text-properties officeooo:rsid="00164f25" officeooo:paragraph-rsid="00164f25"/>
    </style:style>
    <style:style style:name="P14" style:family="paragraph" style:parent-style-name="Standard">
      <style:text-properties officeooo:rsid="001ad476" officeooo:paragraph-rsid="001cacc4"/>
    </style:style>
    <style:style style:name="P15" style:family="paragraph" style:parent-style-name="Standard">
      <style:text-properties officeooo:rsid="001cacc4" officeooo:paragraph-rsid="001cacc4"/>
    </style:style>
    <style:style style:name="P16" style:family="paragraph" style:parent-style-name="Standard">
      <style:text-properties officeooo:rsid="001f0f39" officeooo:paragraph-rsid="001f0f39"/>
    </style:style>
    <style:style style:name="P17" style:family="paragraph" style:parent-style-name="Standard">
      <style:text-properties officeooo:rsid="001d78d6" officeooo:paragraph-rsid="001d78d6"/>
    </style:style>
    <style:style style:name="P18" style:family="paragraph" style:parent-style-name="Standard">
      <style:text-properties officeooo:rsid="012b6360" officeooo:paragraph-rsid="0025e6a5"/>
    </style:style>
    <style:style style:name="P19" style:family="paragraph" style:parent-style-name="Standard">
      <style:text-properties officeooo:rsid="0122aa99" officeooo:paragraph-rsid="0025e6a5"/>
    </style:style>
    <style:style style:name="P20" style:family="paragraph" style:parent-style-name="Standard">
      <style:text-properties officeooo:rsid="01252d23" officeooo:paragraph-rsid="002446e7"/>
    </style:style>
    <style:style style:name="P21" style:family="paragraph" style:parent-style-name="Standard">
      <style:text-properties officeooo:rsid="01252d23" officeooo:paragraph-rsid="0033df38"/>
    </style:style>
    <style:style style:name="P22" style:family="paragraph" style:parent-style-name="Standard">
      <style:text-properties officeooo:rsid="002446e7" officeooo:paragraph-rsid="002446e7"/>
    </style:style>
    <style:style style:name="P23" style:family="paragraph" style:parent-style-name="Standard">
      <style:text-properties officeooo:rsid="0025e6a5" officeooo:paragraph-rsid="0025e6a5"/>
    </style:style>
    <style:style style:name="P24" style:family="paragraph" style:parent-style-name="Standard">
      <style:paragraph-properties fo:text-align="start" style:justify-single-word="false"/>
      <style:text-properties style:font-name="Liberation Serif" fo:font-size="12pt" fo:font-weight="normal" officeooo:rsid="00ab1ed9" officeooo:paragraph-rsid="0028d977"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Liberation Serif" fo:font-size="12pt" fo:font-weight="normal" officeooo:rsid="00ab1ed9" officeooo:paragraph-rsid="002f23aa" style:font-size-asian="10.5pt" style:font-weight-asian="normal" style:font-size-complex="12pt" style:font-weight-complex="normal"/>
    </style:style>
    <style:style style:name="P26" style:family="paragraph" style:parent-style-name="Standard">
      <style:paragraph-properties fo:text-align="center" style:justify-single-word="false" fo:break-before="page"/>
      <style:text-properties style:font-name="Liberation Serif" fo:font-size="12pt" fo:font-weight="normal" officeooo:rsid="00ab1ed9" officeooo:paragraph-rsid="0028d977" style:font-size-asian="10.5pt" style:font-weight-asian="normal" style:font-size-complex="12pt" style:font-weight-complex="normal"/>
    </style:style>
    <style:style style:name="P27" style:family="paragraph" style:parent-style-name="Standard">
      <style:text-properties officeooo:rsid="00270494" officeooo:paragraph-rsid="00270494"/>
    </style:style>
    <style:style style:name="P28" style:family="paragraph" style:parent-style-name="Standard">
      <style:text-properties officeooo:rsid="002a1135" officeooo:paragraph-rsid="002a1135"/>
    </style:style>
    <style:style style:name="P29" style:family="paragraph" style:parent-style-name="Standard">
      <style:text-properties fo:font-weight="bold" officeooo:rsid="002a1135" officeooo:paragraph-rsid="002a1135" style:font-weight-asian="bold" style:font-weight-complex="bold"/>
    </style:style>
    <style:style style:name="P30" style:family="paragraph" style:parent-style-name="Standard">
      <style:text-properties fo:font-weight="bold" officeooo:rsid="0025e6a5" officeooo:paragraph-rsid="0025e6a5" style:font-weight-asian="bold" style:font-weight-complex="bold"/>
    </style:style>
    <style:style style:name="P31" style:family="paragraph" style:parent-style-name="Standard">
      <style:text-properties fo:font-weight="bold" officeooo:rsid="002eb11b" officeooo:paragraph-rsid="002eb11b" style:font-weight-asian="bold" style:font-weight-complex="bold"/>
    </style:style>
    <style:style style:name="P32" style:family="paragraph" style:parent-style-name="Standard">
      <style:paragraph-properties fo:text-align="start" style:justify-single-word="false"/>
      <style:text-properties officeooo:rsid="00ab1ed9" officeooo:paragraph-rsid="0028d977"/>
    </style:style>
    <style:style style:name="P33" style:family="paragraph" style:parent-style-name="Standard">
      <style:text-properties officeooo:rsid="002cf005" officeooo:paragraph-rsid="002cf005"/>
    </style:style>
    <style:style style:name="P34" style:family="paragraph" style:parent-style-name="Standard">
      <style:text-properties officeooo:rsid="002398ce" officeooo:paragraph-rsid="001d78d6"/>
    </style:style>
    <style:style style:name="P35" style:family="paragraph" style:parent-style-name="Standard" style:list-style-name="L1">
      <style:text-properties fo:font-weight="normal" officeooo:paragraph-rsid="000cf607" style:font-weight-asian="normal" style:font-weight-complex="normal"/>
    </style:style>
    <style:style style:name="P36" style:family="paragraph" style:parent-style-name="Standard" style:list-style-name="L2">
      <style:text-properties officeooo:paragraph-rsid="00030c04"/>
    </style:style>
    <style:style style:name="P37" style:family="paragraph" style:parent-style-name="Standard" style:list-style-name="L2">
      <style:text-properties officeooo:paragraph-rsid="000ea45e"/>
    </style:style>
    <style:style style:name="P38" style:family="paragraph" style:parent-style-name="Standard" style:list-style-name="L2">
      <style:text-properties style:font-name="Noto Mono" fo:font-size="10pt" officeooo:rsid="00030c04" officeooo:paragraph-rsid="000f8717" style:font-size-asian="10pt" style:font-size-complex="10pt"/>
    </style:style>
    <style:style style:name="P39" style:family="paragraph" style:parent-style-name="Standard" style:list-style-name="L4">
      <style:text-properties style:font-name="Noto Mono" fo:font-size="10pt" officeooo:rsid="0114b4e7" officeooo:paragraph-rsid="0025e6a5" style:font-size-asian="10pt" style:font-size-complex="10pt"/>
    </style:style>
    <style:style style:name="P40" style:family="paragraph" style:parent-style-name="Standard" style:list-style-name="L2">
      <style:text-properties officeooo:rsid="00030c04" officeooo:paragraph-rsid="00030c04"/>
    </style:style>
    <style:style style:name="P41" style:family="paragraph" style:parent-style-name="Standard" style:list-style-name="L2">
      <style:text-properties officeooo:rsid="00030c04" officeooo:paragraph-rsid="000ea45e"/>
    </style:style>
    <style:style style:name="P42" style:family="paragraph" style:parent-style-name="Standard" style:list-style-name="L2">
      <style:text-properties officeooo:rsid="00047de2" officeooo:paragraph-rsid="00047de2"/>
    </style:style>
    <style:style style:name="P43" style:family="paragraph" style:parent-style-name="Standard" style:list-style-name="L3">
      <style:text-properties officeooo:rsid="000598b1" officeooo:paragraph-rsid="000598b1"/>
    </style:style>
    <style:style style:name="P44" style:family="paragraph" style:parent-style-name="Standard" style:list-style-name="L3">
      <style:text-properties officeooo:rsid="00158043" officeooo:paragraph-rsid="00158043"/>
    </style:style>
    <style:style style:name="P45" style:family="paragraph" style:parent-style-name="Standard" style:list-style-name="L4">
      <style:text-properties officeooo:rsid="0114b4e7" officeooo:paragraph-rsid="0025e6a5"/>
    </style:style>
    <style:style style:name="P46" style:family="paragraph" style:parent-style-name="Standard" style:list-style-name="L4">
      <style:text-properties officeooo:rsid="012b6360" officeooo:paragraph-rsid="0025e6a5"/>
    </style:style>
    <style:style style:name="P47" style:family="paragraph" style:parent-style-name="Standard" style:list-style-name="L4">
      <style:text-properties officeooo:rsid="0122aa99" officeooo:paragraph-rsid="0025e6a5"/>
    </style:style>
    <style:style style:name="P48" style:family="paragraph" style:parent-style-name="Standard" style:list-style-name="L5">
      <style:text-properties officeooo:rsid="0131a076" officeooo:paragraph-rsid="002446e7"/>
    </style:style>
    <style:style style:name="P49" style:family="paragraph" style:parent-style-name="Standard" style:list-style-name="L5">
      <style:text-properties officeooo:rsid="0131ad75" officeooo:paragraph-rsid="002446e7"/>
    </style:style>
    <style:style style:name="P50" style:family="paragraph" style:parent-style-name="Standard" style:list-style-name="L5">
      <style:text-properties officeooo:rsid="0131ad75" officeooo:paragraph-rsid="0032857c"/>
    </style:style>
    <style:style style:name="P51" style:family="paragraph" style:parent-style-name="Standard" style:list-style-name="L6">
      <style:text-properties officeooo:rsid="013397b1" officeooo:paragraph-rsid="002446e7"/>
    </style:style>
    <style:style style:name="P52" style:family="paragraph" style:parent-style-name="Standard" style:list-style-name="L6">
      <style:text-properties officeooo:rsid="0126433b" officeooo:paragraph-rsid="002446e7"/>
    </style:style>
    <style:style style:name="P53" style:family="paragraph" style:parent-style-name="Standard" style:list-style-name="L6">
      <style:text-properties officeooo:rsid="01252d23" officeooo:paragraph-rsid="002446e7"/>
    </style:style>
    <style:style style:name="P54" style:family="paragraph" style:parent-style-name="Standard" style:list-style-name="L6">
      <style:text-properties officeooo:rsid="01279a37" officeooo:paragraph-rsid="002446e7"/>
    </style:style>
    <style:style style:name="P55" style:family="paragraph" style:parent-style-name="Standard" style:list-style-name="L7">
      <style:paragraph-properties fo:text-align="start" style:justify-single-word="false"/>
      <style:text-properties style:font-name="Liberation Serif" fo:font-size="12pt" fo:font-weight="normal" officeooo:rsid="00ab1ed9" officeooo:paragraph-rsid="0028d977" style:font-size-asian="10.5pt" style:font-weight-asian="normal" style:font-size-complex="12pt" style:font-weight-complex="normal"/>
    </style:style>
    <style:style style:name="P56" style:family="paragraph" style:parent-style-name="Standard">
      <style:text-properties officeooo:rsid="002446e7" officeooo:paragraph-rsid="002446e7"/>
    </style:style>
    <style:style style:name="P57" style:family="paragraph" style:parent-style-name="Standard" style:list-style-name="L8">
      <style:text-properties officeooo:rsid="00364ef6" officeooo:paragraph-rsid="00364ef6"/>
    </style:style>
    <style:style style:name="P58" style:family="paragraph" style:parent-style-name="Standard" style:list-style-name="L4">
      <style:text-properties officeooo:rsid="00373b25" officeooo:paragraph-rsid="00373b25"/>
    </style:style>
    <style:style style:name="P59" style:family="paragraph" style:parent-style-name="Standard" style:list-style-name="L4">
      <style:text-properties officeooo:rsid="00392fd9" officeooo:paragraph-rsid="00392fd9"/>
    </style:style>
    <style:style style:name="P60" style:family="paragraph" style:parent-style-name="Standard">
      <style:text-properties fo:font-weight="bold" officeooo:rsid="0131a076" officeooo:paragraph-rsid="002446e7" style:font-weight-asian="bold" style:font-weight-complex="bold"/>
    </style:style>
    <style:style style:name="P61" style:family="paragraph" style:parent-style-name="Standard" style:list-style-name="L8">
      <style:text-properties officeooo:rsid="003f8250" officeooo:paragraph-rsid="003f8250"/>
    </style:style>
    <style:style style:name="T1" style:family="text">
      <style:text-properties style:font-name="Noto Mono" fo:font-size="10pt" style:font-size-asian="10pt" style:font-size-complex="10pt"/>
    </style:style>
    <style:style style:name="T2" style:family="text">
      <style:text-properties style:font-name="Noto Mono" fo:font-size="10pt" officeooo:rsid="000ba572" style:font-size-asian="10pt" style:font-size-complex="10pt"/>
    </style:style>
    <style:style style:name="T3" style:family="text">
      <style:text-properties style:font-name="Noto Mono" fo:font-size="10pt" officeooo:rsid="001fd342" style:font-size-asian="10pt" style:font-size-complex="10pt"/>
    </style:style>
    <style:style style:name="T4" style:family="text">
      <style:text-properties style:font-name="Noto Mono" fo:font-size="10pt" officeooo:rsid="01051e21" style:font-size-asian="10pt" style:font-size-complex="10pt"/>
    </style:style>
    <style:style style:name="T5" style:family="text">
      <style:text-properties officeooo:rsid="0005eade"/>
    </style:style>
    <style:style style:name="T6" style:family="text">
      <style:text-properties officeooo:rsid="00072ad9"/>
    </style:style>
    <style:style style:name="T7" style:family="text">
      <style:text-properties officeooo:rsid="0008062c"/>
    </style:style>
    <style:style style:name="T8" style:family="text">
      <style:text-properties officeooo:rsid="000bf3d9"/>
    </style:style>
    <style:style style:name="T9" style:family="text">
      <style:text-properties officeooo:rsid="00030c04"/>
    </style:style>
    <style:style style:name="T10" style:family="text">
      <style:text-properties officeooo:rsid="000cf607"/>
    </style:style>
    <style:style style:name="T11" style:family="text">
      <style:text-properties officeooo:rsid="000ea45e"/>
    </style:style>
    <style:style style:name="T12" style:family="text">
      <style:text-properties officeooo:rsid="000f8717"/>
    </style:style>
    <style:style style:name="T13" style:family="text">
      <style:text-properties officeooo:rsid="00110202"/>
    </style:style>
    <style:style style:name="T14" style:family="text">
      <style:text-properties officeooo:rsid="00122d29"/>
    </style:style>
    <style:style style:name="T15" style:family="text">
      <style:text-properties officeooo:rsid="00158043"/>
    </style:style>
    <style:style style:name="T16" style:family="text">
      <style:text-properties officeooo:rsid="00164f25"/>
    </style:style>
    <style:style style:name="T17" style:family="text">
      <style:text-properties officeooo:rsid="00181f31"/>
    </style:style>
    <style:style style:name="T18" style:family="text">
      <style:text-properties officeooo:rsid="00190bc8"/>
    </style:style>
    <style:style style:name="T19" style:family="text">
      <style:text-properties officeooo:rsid="001cacc4"/>
    </style:style>
    <style:style style:name="T20" style:family="text">
      <style:text-properties officeooo:rsid="001f0f39"/>
    </style:style>
    <style:style style:name="T21" style:family="text">
      <style:text-properties officeooo:rsid="0020239c"/>
    </style:style>
    <style:style style:name="T22" style:family="text">
      <style:text-properties officeooo:rsid="00203551"/>
    </style:style>
    <style:style style:name="T23" style:family="text">
      <style:text-properties style:font-name="Liberation Serif" fo:font-size="12pt" officeooo:rsid="012bbfef" style:font-size-asian="12pt" style:font-size-complex="12pt"/>
    </style:style>
    <style:style style:name="T24" style:family="text">
      <style:text-properties style:font-name="Liberation Serif" fo:font-size="12pt" officeooo:rsid="01051e21" style:font-size-asian="12pt" style:font-size-complex="12pt"/>
    </style:style>
    <style:style style:name="T25" style:family="text">
      <style:text-properties style:font-name="Liberation Serif" fo:font-size="12pt" fo:font-weight="normal" officeooo:rsid="00ae0524" style:font-size-asian="12pt" style:font-weight-asian="normal" style:font-size-complex="12pt" style:font-weight-complex="normal"/>
    </style:style>
    <style:style style:name="T26" style:family="text">
      <style:text-properties style:font-name="Liberation Serif" fo:font-size="12pt" fo:font-weight="normal" officeooo:rsid="00b1d288" style:font-size-asian="12pt" style:font-weight-asian="normal" style:font-size-complex="12pt" style:font-weight-complex="normal"/>
    </style:style>
    <style:style style:name="T27" style:family="text">
      <style:text-properties style:font-name="Liberation Serif" fo:font-size="12pt" fo:font-weight="normal" officeooo:rsid="00acbcd1" style:font-size-asian="12pt" style:font-weight-asian="normal" style:font-size-complex="12pt" style:font-weight-complex="normal"/>
    </style:style>
    <style:style style:name="T28" style:family="text">
      <style:text-properties style:font-name="Liberation Serif" fo:font-size="12pt" fo:font-weight="normal" officeooo:rsid="00b0aabf" style:font-size-asian="12pt" style:font-weight-asian="normal" style:font-size-complex="12pt" style:font-weight-complex="normal"/>
    </style:style>
    <style:style style:name="T29" style:family="text">
      <style:text-properties style:font-name="Liberation Serif" fo:font-size="12pt" fo:font-weight="normal" officeooo:rsid="0028d977" style:font-size-asian="12pt" style:font-weight-asian="normal" style:font-size-complex="12pt" style:font-weight-complex="normal"/>
    </style:style>
    <style:style style:name="T30" style:family="text">
      <style:text-properties style:font-name="Liberation Serif" fo:font-size="12pt" fo:font-weight="normal" officeooo:rsid="00b32df6" style:font-size-asian="12pt" style:font-weight-asian="normal" style:font-size-complex="12pt" style:font-weight-complex="normal"/>
    </style:style>
    <style:style style:name="T31" style:family="text">
      <style:text-properties style:font-name="Liberation Serif" fo:font-size="12pt" fo:font-weight="normal" officeooo:rsid="009d489c" style:font-size-asian="12pt" style:font-weight-asian="normal" style:font-size-complex="12pt" style:font-weight-complex="normal"/>
    </style:style>
    <style:style style:name="T32" style:family="text">
      <style:text-properties style:font-name="Liberation Serif" fo:font-size="12pt" fo:font-weight="normal" officeooo:rsid="00a6f9e7" style:font-size-asian="12pt" style:font-weight-asian="normal" style:font-size-complex="12pt" style:font-weight-complex="normal"/>
    </style:style>
    <style:style style:name="T33" style:family="text">
      <style:text-properties style:font-name="Liberation Serif" officeooo:rsid="00ab6e02" style:font-size-asian="12pt"/>
    </style:style>
    <style:style style:name="T34" style:family="text">
      <style:text-properties style:font-name="Liberation Serif" officeooo:rsid="00acbcd1" style:font-size-asian="12pt"/>
    </style:style>
    <style:style style:name="T35" style:family="text">
      <style:text-properties style:font-name="Liberation Serif" officeooo:rsid="00ae0524" style:font-size-asian="12pt"/>
    </style:style>
    <style:style style:name="T36" style:family="text">
      <style:text-properties style:font-name="Liberation Serif" officeooo:rsid="00bdceb9" style:font-size-asian="12pt"/>
    </style:style>
    <style:style style:name="T37" style:family="text">
      <style:text-properties style:font-name="Liberation Serif" officeooo:rsid="002c61c1" style:font-size-asian="12pt"/>
    </style:style>
    <style:style style:name="T38" style:family="text">
      <style:text-properties style:font-name="Liberation Serif" officeooo:rsid="002f23aa" style:font-size-asian="12pt"/>
    </style:style>
    <style:style style:name="T39" style:family="text">
      <style:text-properties style:font-name="Liberation Serif" officeooo:rsid="0030c851" style:font-size-asian="12pt"/>
    </style:style>
    <style:style style:name="T40" style:family="text">
      <style:text-properties style:font-name="Liberation Serif" style:text-underline-style="solid" style:text-underline-width="auto" style:text-underline-color="font-color" officeooo:rsid="00be17c9" style:font-size-asian="12pt"/>
    </style:style>
    <style:style style:name="T41" style:family="text">
      <style:text-properties style:font-name="Liberation Serif" style:text-underline-style="solid" style:text-underline-width="auto" style:text-underline-color="font-color" officeooo:rsid="00bdceb9" style:font-size-asian="12pt"/>
    </style:style>
    <style:style style:name="T42" style:family="text">
      <style:text-properties style:font-name="Liberation Serif" fo:font-size="14pt" fo:font-weight="bold" officeooo:rsid="0028d977" style:font-size-asian="14pt" style:font-weight-asian="bold" style:font-size-complex="14pt" style:font-weight-complex="bold"/>
    </style:style>
    <style:style style:name="T43" style:family="text">
      <style:text-properties officeooo:rsid="0122aa99"/>
    </style:style>
    <style:style style:name="T44" style:family="text">
      <style:text-properties officeooo:rsid="012b6360"/>
    </style:style>
    <style:style style:name="T45" style:family="text">
      <style:text-properties officeooo:rsid="01032a03"/>
    </style:style>
    <style:style style:name="T46" style:family="text">
      <style:text-properties officeooo:rsid="01252d23"/>
    </style:style>
    <style:style style:name="T47" style:family="text">
      <style:text-properties officeooo:rsid="0131ad75"/>
    </style:style>
    <style:style style:name="T48" style:family="text">
      <style:text-properties officeooo:rsid="01271433"/>
    </style:style>
    <style:style style:name="T49" style:family="text">
      <style:text-properties officeooo:rsid="0126433b"/>
    </style:style>
    <style:style style:name="T50" style:family="text">
      <style:text-properties officeooo:rsid="01279a37"/>
    </style:style>
    <style:style style:name="T51" style:family="text">
      <style:text-properties officeooo:rsid="013397b1"/>
    </style:style>
    <style:style style:name="T52" style:family="text">
      <style:text-properties officeooo:rsid="0129327d"/>
    </style:style>
    <style:style style:name="T53" style:family="text">
      <style:text-properties officeooo:rsid="002446e7"/>
    </style:style>
    <style:style style:name="T54" style:family="text">
      <style:text-properties officeooo:rsid="0025e6a5"/>
    </style:style>
    <style:style style:name="T55" style:family="text">
      <style:text-properties officeooo:rsid="002a1135"/>
    </style:style>
    <style:style style:name="T56" style:family="text">
      <style:text-properties officeooo:rsid="000598b1"/>
    </style:style>
    <style:style style:name="T57" style:family="text">
      <style:text-properties officeooo:rsid="002b0146"/>
    </style:style>
    <style:style style:name="T58" style:family="text">
      <style:text-properties officeooo:rsid="000a5820"/>
    </style:style>
    <style:style style:name="T59" style:family="text">
      <style:text-properties officeooo:rsid="008c121c"/>
    </style:style>
    <style:style style:name="T60" style:family="text">
      <style:text-properties officeooo:rsid="001da5b5"/>
    </style:style>
    <style:style style:name="T61" style:family="text">
      <style:text-properties officeooo:rsid="005608c8"/>
    </style:style>
    <style:style style:name="T62" style:family="text">
      <style:text-properties officeooo:rsid="0030c851"/>
    </style:style>
    <style:style style:name="T63" style:family="text">
      <style:text-properties officeooo:rsid="0032857c"/>
    </style:style>
    <style:style style:name="T64" style:family="text">
      <style:text-properties officeooo:rsid="00330f6a"/>
    </style:style>
    <style:style style:name="T65" style:family="text">
      <style:text-properties officeooo:rsid="0033df38"/>
    </style:style>
    <style:style style:name="T66" style:family="text">
      <style:text-properties officeooo:rsid="00345dbc"/>
    </style:style>
    <style:style style:name="T67" style:family="text">
      <style:text-properties officeooo:rsid="00364ef6"/>
    </style:style>
    <style:style style:name="T68" style:family="text">
      <style:text-properties officeooo:rsid="00373b25"/>
    </style:style>
    <style:style style:name="T69" style:family="text">
      <style:text-properties officeooo:rsid="00392fd9"/>
    </style:style>
    <style:style style:name="T70" style:family="text">
      <style:text-properties officeooo:rsid="003c643c"/>
    </style:style>
    <style:style style:name="T71" style:family="text">
      <style:text-properties officeooo:rsid="003e5953"/>
    </style:style>
    <style:style style:name="T72" style:family="text">
      <style:text-properties officeooo:rsid="003f825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nstall Guide March 2025</text:p>
      <text:p text:style-name="P24"><text:span text:style-name="Source_20_Text"><text:span text:style-name="T33">Some notes:</text:span></text:span></text:p>
      <text:p text:style-name="P24"><text:span text:style-name="Source_20_Text"><text:span text:style-name="T33"><text:s text:c="4"/>The </text:span></text:span><text:span text:style-name="Source_20_Text"><text:span text:style-name="T34">Project </text:span></text:span><text:span text:style-name="Source_20_Text"><text:span text:style-name="T33">‘software stack’ is large, complex and invasive. <text:s/>The expectation for this installation guide is that </text:span></text:span><text:span text:style-name="Source_20_Text"><text:span text:style-name="T34">the software</text:span></text:span><text:span text:style-name="Source_20_Text"><text:span text:style-name="T33"> will be installed on a purpose built machine or a single purpose partition on a dual boot machine. <text:s/></text:span></text:span><text:span text:style-name="Source_20_Text"><text:span text:style-name="T34">In </text:span></text:span><text:span text:style-name="Source_20_Text"><text:span text:style-name="T37">my</text:span></text:span><text:span text:style-name="Source_20_Text"><text:span text:style-name="T34"> experience </text:span></text:span><text:span text:style-name="Source_20_Text"><text:span text:style-name="T35">a Virtual Machine does not work, the Windows Subsystem for Linux (WSL) does not work, a Conda environment does not work, </text:span></text:span><text:span text:style-name="Source_20_Text"><text:span text:style-name="T37">but I am not particularly skilled </text:span></text:span><text:span text:style-name="Source_20_Text"><text:span text:style-name="T39">at using any of those options.</text:span></text:span><text:span text:style-name="Source_20_Text"><text:span text:style-name="T37"> </text:span></text:span></text:p>
      <text:p text:style-name="P32"><text:span text:style-name="Source_20_Text"><text:span text:style-name="T25"><text:s text:c="2"/></text:span></text:span><text:span text:style-name="Source_20_Text"><text:span text:style-name="T26"><text:s text:c="2"/>Information</text:span></text:span><text:span text:style-name="Source_20_Text"><text:span text:style-name="T27"> abo</text:span></text:span><text:span text:style-name="Source_20_Text"><text:span text:style-name="T26">ut hardware and software used during development is included here to provide useful example. <text:s/>Other hardware and software may certainly work. <text:s/>See applicable reference documentation and other resources as needed. <text:s text:c="2"/></text:span></text:span><text:span text:style-name="Source_20_Text"><text:span text:style-name="T28">Current lab installation includes </text:span></text:span><text:span text:style-name="Source_20_Text"><text:span text:style-name="T26">Linux Mint 2</text:span></text:span><text:span text:style-name="Source_20_Text"><text:span text:style-name="T29">1</text:span></text:span><text:span text:style-name="Source_20_Text"><text:span text:style-name="T26">.</text:span></text:span><text:span text:style-name="Source_20_Text"><text:span text:style-name="T29">1 or 21.</text:span></text:span><text:span text:style-name="Source_20_Text"><text:span text:style-name="T26">2 operating system, </text:span></text:span><text:span text:style-name="Source_20_Text"><text:span text:style-name="T28"><text:s/>RTX 3060 and RTX 4090 </text:span></text:span><text:span text:style-name="Source_20_Text"><text:span text:style-name="T30">GPUs, </text:span></text:span><text:span text:style-name="Source_20_Text"><text:span text:style-name="T31">Nvidia-Driver-5</text:span></text:span><text:span text:style-name="Source_20_Text"><text:span text:style-name="T32">5</text:span></text:span><text:span text:style-name="Source_20_Text"><text:span text:style-name="T31">0, </text:span></text:span><text:span text:style-name="Source_20_Text"><text:span text:style-name="T30">CUDA Toolkit 12.1</text:span></text:span><text:span text:style-name="Source_20_Text"><text:span text:style-name="T31">.</text:span></text:span></text:p>
      <text:p text:style-name="P1"/>
      <text:p text:style-name="P31">Install system software</text:p>
      <text:p text:style-name="P1"/>
      <text:p text:style-name="P2">Install Linux Mint <text:span text:style-name="T8">(21.1 or 21.2)</text:span>, then:</text:p>
      <text:list xml:id="list2437342229" text:style-name="L1">
        <text:list-item>
          <text:p text:style-name="P35"><text:span text:style-name="T10">S</text:span><text:span text:style-name="T9">et up network access</text:span></text:p>
        </text:list-item>
        <text:list-item>
          <text:p text:style-name="P35"><text:span text:style-name="T10">P</text:span><text:span text:style-name="T9">erform updates</text:span></text:p>
        </text:list-item>
        <text:list-item>
          <text:p text:style-name="P35"><text:span text:style-name="T10">I</text:span><text:span text:style-name="T9">nstall a video driver using the Linux Mint Driver Manager </text:span><text:span text:style-name="T10">(I usually install the driver that is recommended in the Driver Manager) </text:span></text:p>
        </text:list-item>
      </text:list>
      <text:p text:style-name="P1"/>
      <text:p text:style-name="P10"><text:s text:c="4"/>When you have <text:span text:style-name="T16">the </text:span>operating system set up and are ready to install the project software, I recommend taking a Timeshift restore point, then proceed. <text:s/><text:span text:style-name="T58">Download Project installation files and directories from github:</text:span></text:p>
      <text:p text:style-name="P10"/>
      <text:p text:style-name="P6"><text:tab/><text:span text:style-name="T3">sudo apt install -y git</text:span></text:p>
      <text:p text:style-name="P7"><text:tab/><text:span text:style-name="T2">git clone https://github.com/kimjohn1/Archive.git</text:span></text:p>
      <text:p text:style-name="P7"/>
      <text:p text:style-name="P33">Downloading the kimjohn1/Archive adds an Archive folder to the home directory. <text:s/><text:span text:style-name="T59">C</text:span><text:span text:style-name="T60">op</text:span><text:span text:style-name="T61">y</text:span><text:span text:style-name="T60"> </text:span><text:span text:style-name="T61">the contents of the </text:span>Archive/Home <text:span text:style-name="T61">folder and paste them to the home directory.</text:span></text:p>
      <text:p text:style-name="P1"/>
      <text:p text:style-name="P1">Run the 1_prep.sh script</text:p>
      <text:p text:style-name="P1"><text:tab/><text:span text:style-name="T1">source 1_prep.sh</text:span></text:p>
      <text:p text:style-name="P1"/>
      <text:p text:style-name="P1"><text:span text:style-name="T13">When the script is done, f</text:span>ollow the instructions provided in the terminal, <text:span text:style-name="T11">and described </text:span>h<text:span text:style-name="T13">ere.</text:span></text:p>
      <text:list xml:id="list3174912377" text:style-name="L2">
        <text:list-item>
          <text:list>
            <text:list-item>
              <text:p text:style-name="P36"><text:span text:style-name="T13">E</text:span><text:span text:style-name="T9">nter </text:span><text:span text:style-name="T13">the</text:span><text:span text:style-name="T9"> command:</text:span></text:p>
              <text:list>
                <text:list-header>
                  <text:p text:style-name="P38">sudo sh cuda_12.1.0_530.30.02_linux.run</text:p>
                </text:list-header>
              </text:list>
            </text:list-item>
            <text:list-item>
              <text:p text:style-name="P40"><text:span text:style-name="T13">T</text:span><text:span text:style-name="T12">hen w</text:span>ait for a small text based User Interface to appear. <text:s/><text:span text:style-name="T14">W</text:span><text:span text:style-name="T12">hen the User Interface appears:</text:span></text:p>
              <text:list>
                <text:list-item>
                  <text:p text:style-name="P37"><text:span text:style-name="T9">Select Continue </text:span><text:span text:style-name="T13">and </text:span><text:span text:style-name="T12">wait for the EULA to be shown, then a</text:span><text:span text:style-name="T9">ccept the EULA </text:span><text:span text:style-name="T12">by typing ‘accept’ then enter. <text:s/>If a text entry is not provided, just type accept </text:span><text:span text:style-name="T13">even if the letters do not appear,</text:span><text:span text:style-name="T12"> then press ‘enter’ </text:span><text:span text:style-name="T13">and wait for the install menu to appear. <text:s/>When the install menu appears:</text:span></text:p>
                  <text:list>
                    <text:list-item>
                      <text:p text:style-name="P41">De-select the driver, demo and documentation <text:span text:style-name="T13">options by hitting the space bar</text:span>, then proceed with the instal<text:span text:style-name="T12">l</text:span></text:p>
                    </text:list-item>
                  </text:list>
                </text:list-item>
              </text:list>
            </text:list-item>
          </text:list>
          <text:p text:style-name="P42"/>
          <text:list text:continue-numbering="true">
            <text:list-item>
              <text:p text:style-name="P42">Re-boot the system</text:p>
            </text:list-item>
          </text:list>
        </text:list-item>
      </text:list>
      <text:p text:style-name="P3"/>
      <text:p text:style-name="P3">Run the 2_Visus.sh script</text:p>
      <text:p text:style-name="P3"><text:tab/><text:span text:style-name="T1">source 2_Visus.sh</text:span></text:p>
      <text:p text:style-name="P11"/>
      <text:p text:style-name="P11"><text:soft-page-break/>Don’t try the SCIRun-PT desktop launcher yet. <text:s/>The OpenVisus and Nvidia settings launchers should work.</text:p>
      <text:p text:style-name="P11"/>
      <text:p text:style-name="P3">Run the 3_install.sh script</text:p>
      <text:p text:style-name="P3"><text:tab/><text:span text:style-name="T1">source 3_install.sh</text:span></text:p>
      <text:p text:style-name="P3"/>
      <text:p text:style-name="P11">The SCIRun-PT launcher should work now. <text:s/><text:span text:style-name="T21">Open SCIRun-PT</text:span> and set up <text:span text:style-name="T21">the application as </text:span><text:span text:style-name="T22">described</text:span> below.</text:p>
      <text:p text:style-name="P3"/>
      <text:p text:style-name="P4">Set up the SCIRun:</text:p>
      <text:list xml:id="list2605344232" text:style-name="L3">
        <text:list-item>
          <text:p text:style-name="P43">Close all the application window sub-panels</text:p>
        </text:list-item>
        <text:list-item>
          <text:p text:style-name="P43">Click on the Window option in the application toolbar, then <text:span text:style-name="T5">Preferences, </text:span><text:span text:style-name="T6">Network </text:span><text:span text:style-name="T5">Editor </text:span><text:span text:style-name="T6">and </text:span><text:span text:style-name="T7">then</text:span><text:span text:style-name="T6"> click on Manhattan, </text:span><text:span text:style-name="T15">and close the Preferences dialog</text:span></text:p>
        </text:list-item>
        <text:list-item>
          <text:p text:style-name="P44">Click on File in the top toolbar, then Load, and navigate to Documents/networks/scalar_field</text:p>
        </text:list-item>
        <text:list-item>
          <text:p text:style-name="P44">Click on scalarField_cd_2_LTD-1.srn5, then open, and note that a network appears in the application main field.</text:p>
        </text:list-item>
      </text:list>
      <text:p text:style-name="P12"/>
      <text:p text:style-name="P12">Don’t run the SCIRun network yet. <text:s/>We will do that in a bit. <text:s/>Close the SCIRun-PT application. <text:s/>Click on no if you are asked if you want to save your changes. </text:p>
      <text:p text:style-name="P12"/>
      <text:p text:style-name="P13">This is a good time to take a Timeshift restore point.</text:p>
      <text:p text:style-name="P4"/>
      <text:p text:style-name="P4">Run the install_Godot.sh script</text:p>
      <text:p text:style-name="P4"><text:tab/><text:span text:style-name="T1">source install.Godot.sh</text:span></text:p>
      <text:p text:style-name="P4"/>
      <text:p text:style-name="P14">Sometimes the Godot icon for the desktop launcher doesn’t work until it is clicked once. <text:s/>Open Godot, <text:span text:style-name="T19">see that the Project Manager opens, </text:span>click on ‘import’ and navigate to Documents/Godot/Projects/numpy_wave. <text:s/><text:span text:style-name="T19">C</text:span>lick on ‘Select this folder’, then click on ‘Import and edit’. <text:s/>The <text:span text:style-name="T19">Project Editor opens with the </text:span>numpy_wave Project <text:span text:style-name="T19">loaded.</text:span> <text:s/><text:span text:style-name="T19">T</text:span>here is no visual yet since you do not have data to visualize. <text:s/>Close the Project, <text:span text:style-name="T19">then open Godot again. <text:s/>In the Project Manager, click on ‘import’ and navigate to Documents/Godot/Projects/anime_wave. <text:s/>C</text:span>lick on ‘Select this folder’, then click on ‘Import and edit’, <text:span text:style-name="T19">and see that the anime_wave Project opens in the Editor.</text:span></text:p>
      <text:p text:style-name="P14"/>
      <text:p text:style-name="P15">It might be smart to save copies of numpy_wave and anime_wave somewhere so they can be used to replace a working version of the Project that gets modified and doesn’t work right any more.</text:p>
      <text:p text:style-name="P15"/>
      <text:p text:style-name="P17">I can send a set of data files for numpy_wave and a set of data files for anime_wave over email using the filelink large file service. <text:s/>That has worked well for me in the past. <text:s/>The numpy_wave data set is around 400MB. The anime_wave data set is around 6GB. <text:s/><text:span text:style-name="T20">The largest data file I’ve used in Anime_wave is 60GB. <text:s/>We would need to generate th</text:span><text:span text:style-name="T63">is</text:span><text:span text:style-name="T20"> file on site </text:span><text:span text:style-name="T62">by running a simulation. <text:s/></text:span><text:span text:style-name="T63">I can show you how to do that later.</text:span></text:p>
      <text:p text:style-name="P17"/>
      <text:p text:style-name="P9">VR Setup</text:p>
      <text:p text:style-name="P5"/>
      <text:p text:style-name="P29">Install VR related software</text:p>
      <text:p text:style-name="P5"/>
      <text:p text:style-name="P5"><text:s text:c="4"/>Use the Linux Mint Software Manager <text:span text:style-name="T6">to </text:span>install Monado-service and Steam (system pack). <text:s/><text:span text:style-name="T17">Open Steam to allow it to perform an update, and you can take the time to set up a free account (I don’t know how to avoid this). <text:s/></text:span><text:span text:style-name="T18">Once Steam is updated and you have a Steam account, open Steam and install SteamVR.</text:span></text:p>
      <text:p text:style-name="P27"/>
      <text:p text:style-name="P23">Fix a known issue with Steam on Linux Mint:</text:p>
      <text:list xml:id="list4278257043" text:style-name="L4">
        <text:list-item>
          <text:p text:style-name="P45">Launch Steam <text:span text:style-name="T43">from the Desktop Menu </text:span><text:span text:style-name="T44">and apply the fix for a known issue, reference </text:span><text:a xlink:type="simple" xlink:href="https://forums.linuxmint.com/viewtopic.php?t=422871" text:style-name="Internet_20_link" text:visited-style-name="Visited_20_Internet_20_Link"><text:span text:style-name="T45">https://forums.linuxmint.com/viewtopic.php?t=422871</text:span></text:a><text:span text:style-name="T44"> <text:s/></text:span><text:span text:style-name="T54">Here is how:</text:span></text:p>
          <text:list>
            <text:list-item>
              <text:p text:style-name="P46"><text:span text:style-name="T54">In the Steam application window, g</text:span>o to the Store tab and install SteamVR</text:p>
            </text:list-item>
            <text:list-item>
              <text:p text:style-name="P46">Go to the Library tab and right click on the SteamVR application and select Properties</text:p>
            </text:list-item>
            <text:list-item>
              <text:p text:style-name="P46">With the Properties, General tab selected, enter the following in the LAUNCH OPTIONS entry <text:span text:style-name="T55">(note: this command is specific to Linux Mint. <text:s/>See the reference above for information about other operating systems, if needed)</text:span>:</text:p>
            </text:list-item>
          </text:list>
        </text:list-item>
      </text:list>
      <text:p text:style-name="P18"/>
      <text:list xml:id="list94828015776107" text:continue-numbering="true" text:style-name="L4">
        <text:list-item>
          <text:list>
            <text:list-header>
              <text:p text:style-name="P46"><text:span text:style-name="Source_20_Text"><text:span text:style-name="T4">~/.steam/steam/steamapps/common/SteamVR/bin/vrmonitor.sh %command%</text:span></text:span><text:span text:style-name="Source_20_Text"><text:span text:style-name="T24"> </text:span></text:span></text:p>
            </text:list-header>
          </text:list>
        </text:list-item>
      </text:list>
      <text:p text:style-name="P18"/>
      <text:list xml:id="list94829032935021" text:continue-numbering="true" text:style-name="L4">
        <text:list-item>
          <text:list>
            <text:list-item>
              <text:p text:style-name="P46"><text:span text:style-name="Source_20_Text"><text:span text:style-name="T23">Close the Properties dialog</text:span></text:span></text:p>
            </text:list-item>
          </text:list>
        </text:list-item>
      </text:list>
      <text:p text:style-name="P17"/>
      <text:p text:style-name="P30">Set up ALVR and SteamVR <text:span text:style-name="T72">on the PC</text:span></text:p>
      <text:p text:style-name="P23"/>
      <text:p text:style-name="P28">ALVR was installed during execution of the <text:span text:style-name="T56">install_Godot.sh script </text:span><text:span text:style-name="T63">following the installation guide found here:</text:span></text:p>
      <text:list xml:id="list94827236785286" text:continue-numbering="true" text:style-name="L4">
        <text:list-header>
          <text:p text:style-name="P39">https://github.com/alvr-org/ALVR/wiki/Installation-guide</text:p>
          <text:p text:style-name="P47"/>
        </text:list-header>
      </text:list>
      <text:p text:style-name="P19"><text:span text:style-name="T63">According to the ALVR installation guide, </text:span>ALVR and SteamVR need to be run <text:span text:style-name="T63">together </text:span>once to register the ALVR driver. <text:s/>Do the following 3 steps to register the ALVR driver <text:span text:style-name="T65">(note: launching ALVR for the first time after installation requires access to the internet to allow execution of the ALVR setup routine)</text:span>:</text:p>
      <text:list xml:id="list94827775767148" text:continue-numbering="true" text:style-name="L4">
        <text:list-item>
          <text:p text:style-name="P45"><text:span text:style-name="T46">L</text:span>aunch ALVR <text:span text:style-name="T63">by clicking the ALVR Desktop launcher</text:span>, and then go through the ALVR setup wizard (make no changes, <text:span text:style-name="T63">accept all defaults</text:span>)</text:p>
        </text:list-item>
        <text:list-item>
          <text:p text:style-name="P47">In the ALVR application window, click <text:span text:style-name="T63">either one</text:span> of the options to launch SteamVR, <text:span text:style-name="T68">and wait while Steam is launched and then SteamVR is launched. <text:s/></text:span><text:span text:style-name="T70">You can minimize various Steam produced displays and close Steam generated ads, but leave the little SteamVR Status window open because we will use it in the next steps</text:span></text:p>
        </text:list-item>
        <text:list-item>
          <text:p text:style-name="P58">Set a couple of SteamVR Settings <text:span text:style-name="T69">(optional, but recommended)</text:span>:</text:p>
          <text:list>
            <text:list-item>
              <text:p text:style-name="P58">Position the small SteamVR Status window where it will be easily seen, I place it in the lower right corner of the computer monitor.</text:p>
            </text:list-item>
            <text:list-item>
              <text:p text:style-name="P58">Click on the menu icon (three horizontal lines) in the upper left corner of the SteamVR Status window, and click on Display VR View. <text:s/><text:span text:style-name="T69">Click on the Dock VR View option in the top toolbar in the VR View window.</text:span></text:p>
            </text:list-item>
            <text:list-item>
              <text:p text:style-name="P59">Click on the menu icon <text:span text:style-name="T68">in the upper left corner of the SteamVR Status window </text:span>again, and click on Settings. <text:s/>Click on the ‘Show’ button in the lower left corner of the Settings window under ‘Advanced Settings’. Click on the ‘General’ option in the option panel along the left of the Settings window and then click on the ‘Off’ button next to ‘SteamVR Home’, <text:span text:style-name="T70">then close the Settings window.</text:span></text:p>
            </text:list-item>
          </text:list>
        </text:list-item>
        <text:list-item>
          <text:p text:style-name="P47"><text:soft-page-break/>Close SteamVR, Steam and ALVR <text:span text:style-name="T70">(note: one or several black screen windows may be left open after Steam is closed. <text:s/>I don’t know what they are and I don’t know how to close them. <text:s/>I have discovered that they are closed when you log out of the user session and log back in, so that is what I do to get rid of them. <text:s/></text:span><text:span text:style-name="T71">I am hopeful that there will eventually be a way to install SteamVR or its equivalent without installing Steam. <text:s/>Let me know if you happen to learn how to do that.</text:span><text:span text:style-name="T70">)</text:span></text:p>
        </text:list-item>
      </text:list>
      <text:p text:style-name="P34"/>
      <text:p text:style-name="P60">Install ALVR In The Quest 3 Headset</text:p>
      <text:p text:style-name="P20"/>
      <text:list xml:id="list378485520" text:style-name="L5">
        <text:list-item>
          <text:p text:style-name="P48">Put on the Headset <text:span text:style-name="T47">and use the controllers to navigate to the Store</text:span></text:p>
        </text:list-item>
        <text:list-item>
          <text:p text:style-name="P49">Find and install ALVR</text:p>
        </text:list-item>
        <text:list-item>
          <text:p text:style-name="P50">Open ALVR by clicking on the ALVR icon <text:span text:style-name="T63">(you can find the icon in the</text:span><text:span text:style-name="T52"> Library </text:span><text:span text:style-name="T63">if you are not already there)</text:span></text:p>
        </text:list-item>
      </text:list>
      <text:p text:style-name="P16"/>
      <text:list xml:id="list94829026666550" text:continue-numbering="true" text:style-name="L5">
        <text:list-item>
          <text:p text:style-name="P49">Close ALVR by pressing the Quest button on the right hand controller to bring up the ALVR Quit/Resume panel, and select Quit</text:p>
        </text:list-item>
        <text:list-item>
          <text:p text:style-name="P49">Note: Do not install Steam, SteamVR, QuestLink, or any other application you think might be needed on the Headset</text:p>
        </text:list-item>
      </text:list>
      <text:p text:style-name="P16"/>
      <text:p text:style-name="P21"><text:s text:c="4"/>Test VR Operation With Quest 3 <text:span text:style-name="T64">(note: </text:span><text:span text:style-name="T65">you can use a network that is connected to the internet or a private network that is not connected to the internet. <text:s/>I</text:span><text:span text:style-name="T64">f you are using a network that is not connected to the internet, t</text:span><text:span text:style-name="T65">he</text:span><text:span text:style-name="T64"> small </text:span><text:span text:style-name="T65">ALVR Launcher display that shows </text:span><text:span text:style-name="T66">the latest release identification just shows </text:span><text:span text:style-name="T65">‘f</text:span><text:span text:style-name="T66">etching latest release</text:span><text:span text:style-name="T65">’</text:span><text:span text:style-name="T64">. <text:s/>That is not a problem. <text:s/>The Launcher just uses </text:span><text:span text:style-name="T65">the version of ALVR that it has previously loaded):</text:span></text:p>
      <text:p text:style-name="P20"/>
      <text:list xml:id="list961462776" text:style-name="L6">
        <text:list-item>
          <text:p text:style-name="P51">On the PC:</text:p>
          <text:list>
            <text:list-item>
              <text:p text:style-name="P52">Connect to a known good WiFi source on the PC</text:p>
            </text:list-item>
            <text:list-item>
              <text:p text:style-name="P53">Open the ALVR Launcher and <text:span text:style-name="T64">click on </text:span>Launch ALVR</text:p>
            </text:list-item>
            <text:list-item>
              <text:p text:style-name="P53">Launch <text:span text:style-name="T49">SteamVR from ALVR</text:span></text:p>
            </text:list-item>
          </text:list>
        </text:list-item>
        <text:list-item>
          <text:p text:style-name="P51">In the Headset:</text:p>
          <text:list>
            <text:list-item>
              <text:p text:style-name="P53">Turn on the Quest 3 headset, go to Settings, WiFi, and connect to <text:span text:style-name="T49">the same</text:span> known good WiFi source.</text:p>
            </text:list-item>
            <text:list-item>
              <text:p text:style-name="P53"><text:span text:style-name="T53">V</text:span><text:span text:style-name="T49">erify that </text:span><text:span text:style-name="T50">Settings/Link</text:span><text:span text:style-name="T49"> is enabled </text:span><text:span text:style-name="T53">(note: do not launch Link in Settings/link)</text:span></text:p>
            </text:list-item>
            <text:list-item>
              <text:p text:style-name="P54"><text:span text:style-name="T51">C</text:span>lick on ALVR in the Menu <text:span text:style-name="T52">bar (</text:span><text:span text:style-name="T66">note: </text:span><text:span text:style-name="T52">if </text:span><text:span text:style-name="T66">ALVR is </text:span><text:span text:style-name="T52">not in the Menu bar, go to Library and launch ALVR. <text:s/></text:span><text:span text:style-name="T57">It should appear in the menu bar after this.</text:span><text:span text:style-name="T66">)</text:span></text:p>
            </text:list-item>
            <text:list-item>
              <text:p text:style-name="P52"><text:span text:style-name="T53">On the PC, w</text:span>ait until ALVR detects the Headset and <text:span text:style-name="T53">then </text:span>click <text:span text:style-name="T48">on ‘trust’ in the ALVR application window.</text:span></text:p>
            </text:list-item>
          </text:list>
        </text:list-item>
      </text:list>
      <text:p text:style-name="P22"/>
      <text:p text:style-name="P22">The headset is in VR when the visual changes to a flat grid in a dark environment with mountains visible on the horizon. <text:s/><text:span text:style-name="T67">If the headset does not go into VR:</text:span></text:p>
      <text:list xml:id="list3818098024" text:style-name="L8">
        <text:list-item>
          <text:p text:style-name="P57">Verify that the headset and the PC are on the same network (this is the most common reason)</text:p>
        </text:list-item>
        <text:list-item>
          <text:p text:style-name="P61">Contact me and we can work on it together</text:p>
        </text:list-item>
      </text:list>
      <text:p text:style-name="P26"><text:span text:style-name="Source_20_Text"><text:span text:style-name="T42">Running SCIRun-PT</text:span></text:span></text:p>
      <text:p text:style-name="P24"><text:span text:style-name="Source_20_Text"><text:span text:style-name="T36"/></text:span></text:p>
      <text:p text:style-name="P25"><text:span text:style-name="Source_20_Text"><text:span text:style-name="T38">[to be filled in]</text:span></text:span></text:p>
      <text:p text:style-name="P24"><text:span text:style-name="Source_20_Text"><text:span text:style-name="T36"/></text:span></text:p>
      <text:p text:style-name="P24"><text:span text:style-name="Source_20_Text"><text:span text:style-name="T36">I will briefly describe:</text:span></text:span></text:p>
      <text:list xml:id="list950319394" text:style-name="L7">
        <text:list-item>
          <text:p text:style-name="P55"><text:span text:style-name="Source_20_Text"><text:span text:style-name="T36">How to set up the SCIRun-PT application window</text:span></text:span></text:p>
        </text:list-item>
        <text:list-item>
          <text:p text:style-name="P55"><text:span text:style-name="Source_20_Text"><text:span text:style-name="T36">How to open a SCIRun network</text:span></text:span></text:p>
        </text:list-item>
        <text:list-item>
          <text:p text:style-name="P55"><text:span text:style-name="Source_20_Text"><text:span text:style-name="T36">How to set up a PIConGPU simulation</text:span></text:span></text:p>
        </text:list-item>
        <text:list-item>
          <text:p text:style-name="P55"><text:span text:style-name="Source_20_Text"><text:span text:style-name="T36">How to set up the desired output for different visualization systems</text:span></text:span></text:p>
        </text:list-item>
        <text:list-item>
          <text:p text:style-name="P55"><text:span text:style-name="Source_20_Text"><text:span text:style-name="T36">How to run the simulation and watch the visualized simulation output.</text:span></text:span></text:p>
        </text:list-item>
      </text:list>
      <text:p text:style-name="P24"><text:span text:style-name="Source_20_Text"><text:span text:style-name="T36"/></text:span></text:p>
      <text:p text:style-name="P24"><text:span text:style-name="Source_20_Text"><text:span text:style-name="T41">Set up the SCIRun-PT application window</text:span></text:span></text:p>
      <text:p text:style-name="P24"><text:span text:style-name="Source_20_Text"><text:span text:style-name="T36"/></text:span></text:p>
      <text:p text:style-name="P24"><text:span text:style-name="Source_20_Text"><text:span text:style-name="T41">Open a SCIRun network</text:span></text:span></text:p>
      <text:p text:style-name="P24"><text:span text:style-name="Source_20_Text"><text:span text:style-name="T36"/></text:span></text:p>
      <text:p text:style-name="P24"><text:span text:style-name="Source_20_Text"><text:span text:style-name="T41">Set up a PIConGPU simulation</text:span></text:span></text:p>
      <text:p text:style-name="P24"><text:span text:style-name="Source_20_Text"><text:span text:style-name="T36"/></text:span></text:p>
      <text:p text:style-name="P24"><text:span text:style-name="Source_20_Text"><text:span text:style-name="T41">Set up the desired output</text:span></text:span></text:p>
      <text:p text:style-name="P24"><text:span text:style-name="Source_20_Text"><text:span text:style-name="T36"/></text:span></text:p>
      <text:p text:style-name="P24"><text:span text:style-name="Source_20_Text"><text:span text:style-name="T40">R</text:span></text:span><text:span text:style-name="Source_20_Text"><text:span text:style-name="T41">un the simulation</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1T17:54:55.930381507</meta:creation-date>
    <meta:generator>LibreOffice/7.3.7.2$Linux_X86_64 LibreOffice_project/30$Build-2</meta:generator>
    <dc:date>2025-03-24T09:48:26.701640149</dc:date>
    <meta:editing-duration>PT9H4M22S</meta:editing-duration>
    <meta:editing-cycles>47</meta:editing-cycles>
    <meta:document-statistic meta:table-count="0" meta:image-count="0" meta:object-count="0" meta:page-count="5" meta:paragraph-count="95" meta:word-count="1724" meta:character-count="9938" meta:non-whitespace-character-count="8281"/>
  </office:meta>
</office:document-meta>
</file>